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rlustleistung Fernleitung bei Einspeisung Solarwärme von Haus 1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anz grobe Abschätzung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table:formula="of:=[.D8]-[.D9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hrlänge Haus 1 zu Haus 1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umenpe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lust</text:p>
          </table:table-cell>
          <table:table-cell table:number-columns-repeated="2"/>
          <table:table-cell table:formula="of:=[.D11]*[.F15]" office:value-type="float" office:value="2080" calcext:value-type="float">
            <text:p>208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Leistung Solaranlag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äch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m²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instrahlung max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W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rkungsgrad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aumenpeil</text:p>
          </table:table-cell>
          <table:table-cell/>
        </table:table-row>
        <table:table-row table:style-name="ro1">
          <table:table-cell table:number-columns-repeated="4"/>
          <table:table-cell table:formula="of:=[.E22]*[.E23]*[.E24]" office:value-type="float" office:value="6375" calcext:value-type="float">
            <text:p>63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eistungsabgabe Beispie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aus 13 unten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us 13 Fernleitung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m3/h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2]/3600" office:value-type="float" office:value="0.00005" calcext:value-type="float">
            <text:p>0.00005</text:p>
          </table:table-cell>
          <table:table-cell office:value-type="string" calcext:value-type="string">
            <text:p>m3/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3]*1000" office:value-type="float" office:value="0.05" calcext:value-type="float">
            <text:p>0.05</text:p>
          </table:table-cell>
          <table:table-cell office:value-type="string" calcext:value-type="string">
            <text:p>l/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Wärmekap Wasser</text:p>
          </table:table-cell>
          <table:table-cell/>
          <table:table-cell table:style-name="ce1" office:value-type="float" office:value="4190" calcext:value-type="float">
            <text:p>4190</text:p>
          </table:table-cell>
          <table:table-cell table:style-name="ce2" office:value-type="string" calcext:value-type="string">
            <text:p>J / kg / K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bgegebene Leistung</text:p>
          </table:table-cell>
          <table:table-cell/>
          <table:table-cell table:formula="of:=[.E36]*([.E30]-[.E31])*[.E34]" office:value-type="float" office:value="4190" calcext:value-type="float">
            <text:p>419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luss ist eher zu klein. Drossel voll öffnen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CHF </number:text>
      <number:number number:decimal-places="0" number:min-decimal-places="0" number:min-integer-digits="1" number:grouping="true"/>
    </number:number-style>
    <number:number-style style:name="N114">
      <number:text>CHF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2" number:min-decimal-places="2" number:min-integer-digits="1" number:grouping="true"/>
    </number:number-style>
    <number:number-style style:name="N116">
      <number:text>CHF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CHF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CHF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1:59:39.971000000</meta:creation-date>
    <dc:date>2024-07-07T12:22:06.409000000</dc:date>
    <meta:editing-duration>PT22M26S</meta:editing-duration>
    <meta:editing-cycles>1</meta:editing-cycles>
    <meta:document-statistic meta:table-count="1" meta:cell-count="56" meta:object-count="0"/>
    <meta:generator>LibreOffice/7.6.7.2$Windows_X86_64 LibreOffice_project/dd47e4b30cb7dab30588d6c79c651f218165e3c5</meta:generator>
  </office:meta>
</office:document-meta>
</file>